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564cm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4.199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008cm" fo:min-width="1.207cm"/>
    </style:style>
    <style:style style:name="gr6" style:family="graphic" style:parent-style-name="standard">
      <style:graphic-properties draw:textarea-horizontal-align="justify" draw:textarea-vertical-align="middle" draw:auto-grow-height="false" fo:min-height="1.097cm" fo:min-width="2.105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2.285cm"/>
    </style:style>
    <style:style style:name="gr8" style:family="graphic" style:parent-style-name="standard">
      <style:graphic-properties draw:textarea-horizontal-align="justify" draw:textarea-vertical-align="middle" draw:auto-grow-height="false" fo:min-height="1.188cm" fo:min-width="2.194cm"/>
    </style:style>
    <style:style style:name="gr9" style:family="graphic" style:parent-style-name="standard">
      <style:graphic-properties draw:textarea-horizontal-align="justify" draw:textarea-vertical-align="middle" draw:auto-grow-height="false" fo:min-height="1.457cm" fo:min-width="2.643cm"/>
    </style:style>
    <style:style style:name="gr10" style:family="graphic" style:parent-style-name="standard">
      <style:graphic-properties draw:textarea-horizontal-align="justify" draw:textarea-vertical-align="middle" draw:auto-grow-height="false" fo:min-height="1.097cm" fo:min-width="2.374cm"/>
    </style:style>
    <style:style style:name="gr11" style:family="graphic" style:parent-style-name="standard">
      <style:graphic-properties draw:textarea-horizontal-align="justify" draw:textarea-vertical-align="middle" draw:auto-grow-height="false" fo:min-height="1.315cm" fo:min-width="2.194cm"/>
    </style:style>
    <style:style style:name="gr12" style:family="graphic" style:parent-style-name="standard">
      <style:graphic-properties draw:textarea-horizontal-align="justify" draw:textarea-vertical-align="middle" draw:auto-grow-height="false" fo:min-height="1.457cm" fo:min-width="2.914cm"/>
    </style:style>
    <style:style style:name="gr13" style:family="graphic" style:parent-style-name="standard">
      <style:graphic-properties draw:textarea-horizontal-align="justify" draw:textarea-vertical-align="middle" draw:auto-grow-height="false" fo:min-height="1.465cm" fo:min-width="1.569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546cm" fo:min-width="3.003cm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1.596cm"/>
    </style:style>
    <style:style style:name="gr18" style:family="graphic" style:parent-style-name="standard">
      <style:graphic-properties draw:textarea-horizontal-align="justify" draw:textarea-vertical-align="middle" draw:auto-grow-height="false" fo:min-height="1.211cm" fo:min-width="1.406cm"/>
    </style:style>
    <style:style style:name="gr19" style:family="graphic" style:parent-style-name="standard">
      <style:graphic-properties draw:textarea-horizontal-align="justify" draw:textarea-vertical-align="middle" draw:auto-grow-height="false" fo:min-height="1.284cm" fo:min-width="1.596cm"/>
    </style:style>
    <style:style style:name="gr20" style:family="graphic" style:parent-style-name="standard">
      <style:graphic-properties draw:textarea-horizontal-align="justify" draw:textarea-vertical-align="middle" draw:auto-grow-height="false" fo:min-height="1.097cm" fo:min-width="1.9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4.064cm" svg:height="2.413cm" svg:x="21.547cm" svg:y="5.764cm">
          <text:p text:style-name="P1">Dose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826cm" svg:height="2.667cm" svg:x="4.91cm" svg:y="5.699cm">
          <text:p text:style-name="P1">Mahasiswa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699cm" svg:height="2.794cm" svg:x="4.937cm" svg:y="14.762cm">
          <text:p text:style-name="P1">Jurusan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4.318cm" svg:height="2.286cm" svg:x="21.474cm" svg:y="14.762cm">
          <text:p text:style-name="P1">Mata_kuliah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2.413cm" svg:height="1.778cm" svg:x="1.608cm" svg:y="2.678cm">
          <text:p text:style-name="P1">Ni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3.683cm" svg:height="1.905cm" svg:x="3.975cm" svg:y="1.862cm">
          <text:p text:style-name="P1">Nama_mh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3.937cm" svg:height="2.032cm" svg:x="7.966cm" svg:y="1.762cm">
          <text:p text:style-name="P1">Almt_mh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3.81cm" svg:height="2.032cm" svg:x="2.524cm" svg:y="18.191cm">
          <text:p text:style-name="P1">Id_Jurus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" draw:id="id8" draw:layer="layout" svg:width="4.445cm" svg:height="2.413cm" svg:x="7.885cm" svg:y="18.164cm">
          <text:p text:style-name="P1">Nama_Jurus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0" draw:id="id10" draw:layer="layout" svg:width="4.064cm" svg:height="1.905cm" svg:x="19.153cm" svg:y="2.162cm">
          <text:p text:style-name="P1">Nip_Dos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1" draw:id="id11" draw:layer="layout" svg:width="3.81cm" svg:height="2.213cm" svg:x="23.606cm" svg:y="1.908cm">
          <text:p text:style-name="P1">Nama_dos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3" draw:id="id13" draw:layer="layout" svg:width="4.826cm" svg:height="2.413cm" svg:x="18.745cm" svg:y="18.091cm">
          <text:p text:style-name="P1">Id_MatK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" draw:id="id2" draw:layer="layout" svg:width="4.137cm" svg:height="3.429cm" svg:x="5.245cm" svg:y="10.09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line-skew="-0.126cm" svg:x1="7.323cm" svg:y1="8.366cm" svg:x2="7.313cm" svg:y2="10.09cm" draw:start-shape="id1" draw:start-glue-point="2" draw:end-shape="id2" draw:end-glue-point="4" svg:d="M7323 8366v735h-10v989" svg:viewBox="0 0 11 1725">
          <text:p text:style-name="P1">N</text:p>
        </draw:connector>
        <draw:connector draw:style-name="gr14" draw:text-style-name="P1" draw:layer="layout" svg:x1="7.286cm" svg:y1="14.762cm" svg:x2="7.313cm" svg:y2="13.519cm" draw:start-shape="id3" draw:start-glue-point="0" draw:end-shape="id2" draw:end-glue-point="6" svg:d="M7286 14762v-621h27v-622" svg:viewBox="0 0 28 1244">
          <text:p text:style-name="P1">1</text:p>
        </draw:connector>
        <draw:connector draw:style-name="gr15" draw:text-style-name="P1" draw:layer="layout" svg:x1="7.323cm" svg:y1="5.699cm" svg:x2="2.814cm" svg:y2="4.456cm" draw:start-shape="id1" draw:start-glue-point="0" draw:end-shape="id4" draw:end-glue-point="8" svg:d="M7323 5699v-621h-4509v-622" svg:viewBox="0 0 4510 1244">
          <text:p/>
        </draw:connector>
        <draw:connector draw:style-name="gr15" draw:text-style-name="P1" draw:layer="layout" svg:x1="7.323cm" svg:y1="5.699cm" svg:x2="5.816cm" svg:y2="3.767cm" draw:start-shape="id1" draw:start-glue-point="0" draw:end-shape="id5" draw:end-glue-point="8" svg:d="M7323 5699v-966h-1507v-966" svg:viewBox="0 0 1508 1933">
          <text:p/>
        </draw:connector>
        <draw:connector draw:style-name="gr15" draw:text-style-name="P1" draw:layer="layout" svg:x1="7.323cm" svg:y1="5.699cm" svg:x2="9.935cm" svg:y2="3.794cm" draw:start-shape="id1" draw:start-glue-point="0" draw:end-shape="id6" draw:end-glue-point="8" svg:d="M7323 5699v-952h2612v-953" svg:viewBox="0 0 2613 1906">
          <text:p/>
        </draw:connector>
        <draw:connector draw:style-name="gr15" draw:text-style-name="P1" draw:layer="layout" svg:x1="7.286cm" svg:y1="17.556cm" svg:x2="5.776cm" svg:y2="18.488cm" draw:start-shape="id3" draw:start-glue-point="2" draw:end-shape="id7" draw:end-glue-point="11" svg:d="M7286 17556v318h-1510v614" svg:viewBox="0 0 1511 933">
          <text:p/>
        </draw:connector>
        <draw:connector draw:style-name="gr15" draw:text-style-name="P1" draw:layer="layout" svg:x1="7.286cm" svg:y1="17.556cm" svg:x2="8.536cm" svg:y2="18.517cm" draw:start-shape="id3" draw:start-glue-point="2" draw:end-shape="id8" draw:end-glue-point="5" svg:d="M7286 17556v304h1250v657" svg:viewBox="0 0 1251 962">
          <text:p/>
        </draw:connector>
        <draw:connector draw:style-name="gr15" draw:text-style-name="P1" draw:layer="layout" svg:x1="23.579cm" svg:y1="5.764cm" svg:x2="21.185cm" svg:y2="4.067cm" draw:start-shape="id9" draw:start-glue-point="0" draw:end-shape="id10" draw:end-glue-point="8" svg:d="M23579 5764v-849h-2394v-848" svg:viewBox="0 0 2395 1698">
          <text:p/>
        </draw:connector>
        <draw:connector draw:style-name="gr15" draw:text-style-name="P1" draw:layer="layout" svg:x1="23.579cm" svg:y1="5.764cm" svg:x2="25.511cm" svg:y2="4.121cm" draw:start-shape="id9" draw:start-glue-point="0" draw:end-shape="id11" svg:d="M23579 5764v-822h1932v-821" svg:viewBox="0 0 1933 1644">
          <text:p/>
        </draw:connector>
        <draw:custom-shape draw:style-name="gr16" draw:text-style-name="P1" xml:id="id14" draw:id="id14" draw:layer="layout" svg:width="4.953cm" svg:height="2.54cm" svg:x="23.987cm" svg:y="18.064cm">
          <text:p text:style-name="P1">Nama_Matku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23.633cm" svg:y1="17.048cm" svg:x2="21.158cm" svg:y2="18.091cm" draw:start-shape="id12" draw:start-glue-point="2" draw:end-shape="id13" draw:end-glue-point="4" svg:d="M23633 17048v521h-2475v522" svg:viewBox="0 0 2476 1044">
          <text:p/>
        </draw:connector>
        <draw:connector draw:style-name="gr15" draw:text-style-name="P1" draw:layer="layout" svg:x1="23.633cm" svg:y1="17.048cm" svg:x2="26.463cm" svg:y2="18.064cm" draw:start-shape="id12" draw:start-glue-point="2" draw:end-shape="id14" svg:d="M23633 17048v508h2830v508" svg:viewBox="0 0 2831 1017">
          <text:p/>
        </draw:connector>
        <draw:custom-shape draw:style-name="gr17" draw:text-style-name="P1" xml:id="id15" draw:id="id15" draw:layer="layout" svg:width="4.191cm" svg:height="3.048cm" svg:x="21.574cm" svg:y="10.271cm">
          <text:p text:style-name="P1">Mengaja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23.633cm" svg:y1="14.762cm" svg:x2="23.669cm" svg:y2="13.319cm" draw:start-shape="id12" draw:start-glue-point="0" draw:end-shape="id15" draw:end-glue-point="6" svg:d="M23633 14762v-721h36v-722" svg:viewBox="0 0 37 1444">
          <text:p text:style-name="P1">N</text:p>
        </draw:connector>
        <draw:connector draw:style-name="gr14" draw:text-style-name="P1" draw:layer="layout" svg:x1="23.579cm" svg:y1="8.177cm" svg:x2="23.669cm" svg:y2="10.271cm" draw:start-shape="id9" draw:start-glue-point="2" draw:end-shape="id15" draw:end-glue-point="4" svg:d="M23579 8177v1047h90v1047" svg:viewBox="0 0 91 2095">
          <text:p text:style-name="P1">N</text:p>
        </draw:connector>
        <draw:custom-shape draw:style-name="gr18" draw:text-style-name="P1" xml:id="id16" draw:id="id16" draw:layer="layout" svg:width="3.81cm" svg:height="2.921cm" svg:x="14.081cm" svg:y="5.553cm">
          <text:p text:style-name="P1">Diaja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9.736cm" svg:y1="7.032cm" svg:x2="14.081cm" svg:y2="7.013cm" draw:start-shape="id1" draw:start-glue-point="1" draw:end-shape="id16" draw:end-glue-point="5" svg:d="M9736 7032h2173v-19h2172" svg:viewBox="0 0 4346 20">
          <text:p text:style-name="P1">N</text:p>
        </draw:connector>
        <draw:connector draw:style-name="gr14" draw:text-style-name="P1" draw:layer="layout" svg:x1="17.891cm" svg:y1="7.013cm" svg:x2="21.547cm" svg:y2="6.97cm" draw:start-shape="id16" draw:start-glue-point="7" draw:end-shape="id9" draw:end-glue-point="3" svg:d="M17891 7013h1829v-43h1827" svg:viewBox="0 0 3657 44">
          <text:p text:style-name="P1">N</text:p>
        </draw:connector>
        <draw:custom-shape draw:style-name="gr19" draw:text-style-name="P1" xml:id="id17" draw:id="id17" draw:layer="layout" svg:width="4.191cm" svg:height="3.067cm" svg:x="13.446cm" svg:y="14.335cm">
          <text:p text:style-name="P1">Ambi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9.736cm" svg:y1="7.032cm" svg:x2="13.446cm" svg:y2="15.869cm" draw:start-shape="id1" draw:end-shape="id17" draw:end-glue-point="5" svg:d="M9736 7032h1855v8837h1855" svg:viewBox="0 0 3711 8838">
          <text:p text:style-name="P1">N</text:p>
        </draw:connector>
        <draw:connector draw:style-name="gr14" draw:text-style-name="P1" draw:layer="layout" svg:x1="21.474cm" svg:y1="15.905cm" svg:x2="17.637cm" svg:y2="15.869cm" draw:start-shape="id12" draw:start-glue-point="3" draw:end-shape="id17" draw:end-glue-point="7" svg:d="M21474 15905h-1918v-36h-1919" svg:viewBox="0 0 3838 37">
          <text:p text:style-name="P1">N</text:p>
        </draw:connector>
        <draw:custom-shape draw:style-name="gr20" draw:text-style-name="P1" xml:id="id18" draw:id="id18" draw:layer="layout" svg:width="3.429cm" svg:height="1.905cm" svg:x="10.806cm" svg:y="3.794cm">
          <text:p text:style-name="P1">Um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7.323cm" svg:y1="5.699cm" svg:x2="10.806cm" svg:y2="4.747cm" draw:start-shape="id1" draw:start-glue-point="0" draw:end-shape="id18" draw:end-glue-point="6" svg:d="M7323 5699v-952h3483" svg:viewBox="0 0 3484 9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09:41:09.713321954</meta:creation-date>
    <dc:date>2018-07-30T22:17:40.503828377</dc:date>
    <meta:editing-duration>PT2H45M52S</meta:editing-duration>
    <meta:editing-cycles>9</meta:editing-cycles>
    <meta:generator>LibreOffice/5.1.6.2$Linux_x86 LibreOffice_project/10m0$Build-2</meta:generator>
    <meta:document-statistic meta:object-count="36"/>
  </office:meta>
</office:document-meta>
</file>